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Trebuchet MS', 'Lucida Sans Unicode', 'Lucida Grande', 'Lucida Sans', Arial, sans-serif"/>
    <style:font-face style:name="Sanserif" svg:font-family="Sanserif, Consolas, 'Courier New', monospac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7ca668" loext:opacity="100%" style:font-name="Sanserif" fo:font-size="10.5pt" fo:font-weight="normal" officeooo:paragraph-rsid="000310d8" fo:background-color="#fffff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aa8005" loext:opacity="100%" style:font-name="Berlin Sans FB Demi" fo:font-size="14pt" fo:font-weight="normal" officeooo:paragraph-rsid="000310d8" fo:background-color="#ffffff" style:font-size-asian="14pt" style:font-size-complex="14pt"/>
    </style:style>
    <style:style style:name="P3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310d8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1e6a39" loext:opacity="100%" style:font-name="Comic Sans MS" fo:font-size="14pt" fo:font-weight="bold" officeooo:paragraph-rsid="000310d8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813709" loext:opacity="100%" style:font-name="Comic Sans MS" fo:font-size="14pt" fo:font-weight="bold" officeooo:rsid="00042ff3" officeooo:paragraph-rsid="00042ff3" style:font-size-asian="14pt" style:font-weight-asian="bold" style:font-size-complex="14pt" style:font-weight-complex="bold"/>
    </style:style>
    <style:style style:name="P6" style:family="paragraph" style:parent-style-name="Text_20_body">
      <style:text-properties style:font-name="Arial Rounded MT Bold" fo:font-size="16pt" officeooo:rsid="0005166a" officeooo:paragraph-rsid="0005166a" style:font-size-asian="16pt" style:font-size-complex="16pt"/>
    </style:style>
    <style:style style:name="P7" style:family="paragraph" style:parent-style-name="Text_20_body">
      <style:text-properties officeooo:paragraph-rsid="0005166a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officeooo:paragraph-rsid="00042ff3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</style:style>
    <style:style style:name="P10" style:family="paragraph" style:parent-style-name="Text_20_body">
      <style:text-properties officeooo:rsid="0005166a" officeooo:paragraph-rsid="0005166a"/>
    </style:style>
    <style:style style:name="T1" style:family="text">
      <style:text-properties style:font-name="Arial Rounded MT Bold" fo:font-size="22pt" style:font-size-asian="22pt" style:font-size-complex="22pt"/>
    </style:style>
    <style:style style:name="T2" style:family="text">
      <style:text-properties fo:color="#4b2204" loext:opacity="100%" style:font-name="Berlin Sans FB Demi" fo:font-size="14pt" style:font-size-asian="14pt" style:font-size-complex="14pt"/>
    </style:style>
    <style:style style:name="T3" style:family="text">
      <style:text-properties fo:color="#1e6a39" loext:opacity="100%" style:font-name="Comic Sans MS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Arial" fo:font-size="14pt" officeooo:rsid="0005166a" style:font-size-asian="14pt" style:font-size-complex="14pt"/>
    </style:style>
    <style:style style:name="T5" style:family="text">
      <style:text-properties officeooo:rsid="0005166a"/>
    </style:style>
    <style:style style:name="T6" style:family="text">
      <style:text-properties fo:color="#00a933" loext:opacity="100%" style:font-name="Sanserif" fo:font-size="14pt" fo:font-weight="bold" fo:background-color="#ffffa6" loext:char-shading-value="0" style:font-size-asian="14pt" style:font-weight-asian="bold" style:font-size-complex="14pt" style:font-weight-complex="bold"/>
    </style:style>
    <style:style style:name="T7" style:family="text">
      <style:text-properties fo:color="#000000" loext:opacity="100%" style:font-name="Arial Rounded MT Bold" fo:font-size="18pt" style:text-underline-style="solid" style:text-underline-type="double" style:text-underline-width="auto" style:text-underline-color="font-color" fo:font-weight="bold" fo:background-color="#ffffa6" loext:char-shading-value="0" style:font-size-asian="18pt" style:font-weight-asian="bold" style:font-size-complex="18pt" style:font-weight-complex="bold"/>
    </style:style>
    <style:style style:name="T8" style:family="text">
      <style:text-properties style:font-name="Arial" fo:font-size="14pt" officeooo:rsid="00054587" style:font-size-asian="14pt" style:font-size-complex="14pt"/>
    </style:style>
    <style:style style:name="T9" style:family="text">
      <style:text-properties officeooo:rsid="000655f4"/>
    </style:style>
    <style:style style:name="T10" style:family="text">
      <style:text-properties fo:color="#813709" loext:opacity="100%" style:font-name="Comic Sans MS" fo:font-size="14pt" fo:font-weight="bold" officeooo:rsid="00042ff3" style:font-size-asian="14pt" style:font-weight-asian="bold" style:font-size-complex="14pt" style:font-weight-complex="bold"/>
    </style:style>
    <style:style style:name="T11" style:family="text">
      <style:text-properties fo:font-variant="normal" fo:text-transform="none" fo:color="#3366ee" loext:opacity="100%" style:text-line-through-style="none" style:text-line-through-type="none" style:font-name="Roboto" fo:font-size="15pt" fo:letter-spacing="normal" fo:font-style="normal" style:text-underline-style="none" fo:font-weight="normal" style:text-blinking="false"/>
    </style:style>
    <style:style style:name="T12" style:family="text">
      <style:text-properties style:font-name="Arial" fo:font-size="16pt" officeooo:rsid="0005166a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<text:span text:style-name="T1">comoienzo del proyecto</text:span>, </text:p>
      <text:p text:style-name="P1"><text:span text:style-name="T2">creo carpeta y abro con VSCode</text:span>,  </text:p>
      <text:p text:style-name="P2">luego corro todos los comandos necesarios para hacer el ejercicio:</text:p>
      <text:p text:style-name="P3"><text:span text:style-name="T3">// npm init -y </text:span> --Este comando crea un package.json con las propiedades básicas necesarias <text:tab/><text:tab/><text:tab/>para el <text:s/>proyecto.</text:p>
      <text:p text:style-name="P4">// npm i express mysql2 <text:s text:c="6"/>npm i -D nodemon.png </text:p>
      <text:p text:style-name="Horizontal_20_Line"/>
      <text:p text:style-name="P5">Diagrama del proyecto (diseño), </text:p>
      <text:p text:style-name="P2">https://dbdiagram.io/d/Copy-of-e_commerce-673dd2f8e9daa85aca1ba5d1</text:p>
      <text:p text:style-name="Horizontal_20_Line"/>
      <text:p text:style-name="P6">agregar como se carga POSMAN :</text:p>
      <text:p text:style-name="P7"><text:span text:style-name="T4">1ro: <text:s/>que se busca???, <text:s/>en main.js <text:s/>(category) </text:span><text:span text:style-name="T5"><text:s text:c="2"/></text:span><text:span text:style-name="T6">app.use("/</text:span><text:span text:style-name="T7">categories</text:span><text:span text:style-name="T6">", require("./routes/categories"))</text:span></text:p>
      <text:p text:style-name="P7"><text:span text:style-name="T4">y luego el segundo comando: <text:s/></text:span><text:span text:style-name="T7"><text:s/>fijarse en “router”</text:span><text:span text:style-name="T4">, <text:s text:c="2"/></text:span><text:span text:style-name="T6">router.get('/</text:span><text:span text:style-name="T7">getCategoryByName</text:span><text:span text:style-name="T6">/:description', CategoryController.getCategoryByName) // obtengo una Categoria por filtro</text:span></text:p>
      <text:p text:style-name="P7"><text:span text:style-name="T4">otro caso, <text:s/>añadir: <text:s text:c="2"/></text:span><text:span text:style-name="T8">mirar en </text:span><text:span text:style-name="T6">router.get('</text:span><text:span text:style-name="T7">/id/:id</text:span><text:span text:style-name="T6">', CategoryController.getById)</text:span></text:p>
      <text:p text:style-name="P7"><text:span text:style-name="T4">entonces coloamos el 1er ID y </text:span><text:span text:style-name="T7">luego de la barra va el nro que queremos pasar como parametro.</text:span></text:p>
      <text:p text:style-name="Horizontal_20_Line"/>
      <text:p text:style-name="P8"><text:span text:style-name="T4">LINK del Diagrama original:</text:span><text:span text:style-name="T9"> <text:s/></text:span><text:span text:style-name="T10">https://dbdiagram.io/d/jose_diagrama-673dd2f8e9daa85aca1ba5d1</text:span></text:p>
      <text:p text:style-name="Horizontal_20_Line"/>
      <text:p text:style-name="P9"><text:a xlink:type="simple" xlink:href="https://desarrolloweb.com/colecciones/herramientas-api-json" text:style-name="Internet_20_link" text:visited-style-name="Visited_20_Internet_20_Link"><text:span text:style-name="T11">Herramientas para trabajar con API y JSON</text:span></text:a> <text:s text:c="3"/><text:span text:style-name="T4"><text:s/></text:span><text:span text:style-name="T12">(mirar)</text:span></text:p>
      <text:p text:style-name="Horizontal_20_Line"/>
      <text:p text:style-name="Text_20_body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Berlin Sans FB Demi" svg:font-family="'Berlin Sans FB Demi'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Trebuchet MS', 'Lucida Sans Unicode', 'Lucida Grande', 'Lucida Sans', Arial, sans-serif"/>
    <style:font-face style:name="Sanserif" svg:font-family="Sanserif, Consolas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9T19:32:37.652000000</meta:creation-date>
    <dc:date>2024-11-25T15:22:31.066000000</dc:date>
    <meta:editing-duration>PT1H35M16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1" meta:paragraph-count="14" meta:word-count="120" meta:character-count="1004" meta:non-whitespace-character-count="866"/>
  </office:meta>
</office:document-meta>
</file>